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4.262cm" fo:min-width="9.61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552cm" fo:min-width="0cm"/>
    </style:style>
    <style:style style:name="gr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svg:stroke-color="#0084d1" draw:fill="none" draw:textarea-vertical-align="middle"/>
    </style:style>
    <style:style style:name="gr8" style:family="graphic" style:parent-style-name="objectwithoutfill">
      <style:graphic-properties svg:stroke-color="#c5000b" draw:fill="none" draw:textarea-vertical-align="middle"/>
    </style:style>
    <style:style style:name="gr9" style:family="graphic" style:parent-style-name="standard" style:list-style-name="L1">
      <style:graphic-properties draw:stroke="solid" svg:stroke-width="0.053cm" svg:stroke-color="#ff66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ff6600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ff6600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ff6600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84d1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84d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84d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84d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stroke="none" svg:stroke-color="#ff6600" draw:fill="solid" draw:fill-color="#ff66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84d1" draw:fill-color="#0084d1" draw:textarea-horizontal-align="justify" draw:textarea-vertical-align="middle" draw:auto-grow-height="false" fo:min-height="0cm" fo:min-width="0cm"/>
    </style:style>
    <style:style style:name="gr19" style:family="graphic" style:parent-style-name="standard" style:list-style-name="L1">
      <style:graphic-properties draw:stroke="solid" svg:stroke-width="0.053cm" svg:stroke-color="#c5000b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color="#ff6600" draw:fill="none" draw:textarea-vertical-align="middle"/>
    </style:style>
    <style:style style:name="P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end"/>
      <style:text-properties fo:color="#ff6600"/>
    </style:style>
    <style:style style:name="P3" style:family="paragraph">
      <loext:graphic-properties draw:fill="none" draw:fill-color="#ffffff"/>
      <style:paragraph-properties fo:text-align="end"/>
      <style:text-properties fo:color="#ff6600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0f704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color="#0084d1"/>
    </style:style>
    <style:style style:name="P7" style:family="paragraph">
      <loext:graphic-properties draw:fill="none" draw:fill-color="#ffffff"/>
      <style:text-properties fo:color="#0084d1"/>
    </style:style>
    <style:style style:name="P8" style:family="paragraph">
      <style:text-properties fo:color="#c5000b"/>
    </style:style>
    <style:style style:name="P9" style:family="paragraph">
      <loext:graphic-properties draw:fill="none" draw:fill-color="#ffffff"/>
      <style:text-properties fo:color="#c5000b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6600"/>
      <style:paragraph-properties fo:text-align="center"/>
      <style:text-properties fo:color="#ff6600"/>
    </style:style>
    <style:style style:name="P16" style:family="paragraph">
      <loext:graphic-properties draw:fill-color="#0084d1"/>
      <style:paragraph-properties fo:text-align="center"/>
    </style:style>
    <style:style style:name="P17" style:family="paragraph">
      <loext:graphic-properties draw:fill-color="#ff6600"/>
      <style:paragraph-properties fo:text-align="center"/>
    </style:style>
    <style:style style:name="P18" style:family="paragraph">
      <loext:graphic-properties draw:fill-color="#c5000b"/>
      <style:paragraph-properties fo:text-align="center"/>
    </style:style>
    <style:style style:name="T1" style:family="text">
      <style:text-properties fo:color="#ff6600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4d1"/>
    </style:style>
    <style:style style:name="T5" style:family="text">
      <style:text-properties fo:color="#c5000b"/>
    </style:style>
    <style:style style:name="T6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5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6cm" svg:height="0.806cm" svg:x="9.2cm" svg:y="1.698cm">
          <draw:text-box>
            <text:p text:style-name="P2"><text:span text:style-name="T1">SDL</text:span></text:p>
          </draw:text-box>
        </draw:frame>
        <draw:g>
          <draw:custom-shape draw:style-name="gr3" draw:text-style-name="P5" draw:layer="layout" svg:width="2.6cm" svg:height="1cm" svg:x="0.4cm" svg:y="0.4cm">
            <text:p text:style-name="P4"><text:span text:style-name="T2">Node</text:span><text:span text:style-name="T3"> 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6cm" svg:height="1cm" svg:x="4cm" svg:y="0.4cm">
            <text:p text:style-name="P4"><text:span text:style-name="T2">Node</text:span><text:span text:style-name="T3"> 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6cm" svg:height="1cm" svg:x="7.6cm" svg:y="0.4cm">
            <text:p text:style-name="P4"><text:span text:style-name="T2">Node</text:span><text:span text:style-name="T3"> 3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7" draw:layer="layout" svg:width="1.61cm" svg:height="0.806cm" svg:x="9.19cm" svg:y="2.598cm">
          <draw:text-box>
            <text:p text:style-name="P6"><text:span text:style-name="T4">SCL</text:span></text:p>
          </draw:text-box>
        </draw:frame>
        <draw:frame draw:style-name="gr2" draw:text-style-name="P9" draw:layer="layout" svg:width="1.61cm" svg:height="0.806cm" svg:x="9.2cm" svg:y="3.5cm">
          <draw:text-box>
            <text:p text:style-name="P8"><text:span text:style-name="T5">VDD</text:span></text:p>
          </draw:text-box>
        </draw:frame>
        <draw:g>
          <draw:custom-shape draw:style-name="gr6" draw:text-style-name="P11" draw:layer="layout" svg:width="0.2cm" svg:height="0.5cm" svg:x="0.5cm" svg:y="3.5cm">
            <text:p text:style-name="P10"><text:span text:style-name="T6">R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0.6cm" svg:y1="3.3cm" svg:x2="0.6cm" svg:y2="3.5cm">
            <text:p/>
          </draw:line>
          <draw:line draw:style-name="gr8" draw:text-style-name="P12" draw:layer="layout" svg:x1="0.6cm" svg:y1="4cm" svg:x2="0.6cm" svg:y2="4.2cm">
            <text:p/>
          </draw:line>
        </draw:g>
        <draw:g>
          <draw:line draw:style-name="gr9" draw:text-style-name="P13" draw:layer="layout" svg:x1="0cm" svg:y1="2.4cm" svg:x2="10.6cm" svg:y2="2.4cm">
            <text:p/>
          </draw:line>
          <draw:line draw:style-name="gr10" draw:text-style-name="P14" draw:layer="layout" svg:x1="1.3cm" svg:y1="1.4cm" svg:x2="1.3cm" svg:y2="2.4cm">
            <text:p/>
          </draw:line>
          <draw:line draw:style-name="gr11" draw:text-style-name="P14" draw:layer="layout" svg:x1="4.9cm" svg:y1="1.4cm" svg:x2="4.9cm" svg:y2="2.4cm">
            <text:p/>
          </draw:line>
          <draw:line draw:style-name="gr12" draw:text-style-name="P14" draw:layer="layout" svg:x1="8.5cm" svg:y1="1.4cm" svg:x2="8.5cm" svg:y2="2.4cm">
            <text:p/>
          </draw:line>
          <draw:line draw:style-name="gr13" draw:text-style-name="P13" draw:layer="layout" svg:x1="0cm" svg:y1="3.3cm" svg:x2="10.6cm" svg:y2="3.3cm">
            <text:p/>
          </draw:line>
          <draw:line draw:style-name="gr14" draw:text-style-name="P13" draw:layer="layout" svg:x1="2.1cm" svg:y1="1.4cm" svg:x2="2.1cm" svg:y2="3.3cm">
            <text:p/>
          </draw:line>
          <draw:line draw:style-name="gr15" draw:text-style-name="P13" draw:layer="layout" svg:x1="5.7cm" svg:y1="1.4cm" svg:x2="5.7cm" svg:y2="3.3cm">
            <text:p/>
          </draw:line>
          <draw:line draw:style-name="gr16" draw:text-style-name="P13" draw:layer="layout" svg:x1="9.3cm" svg:y1="1.4cm" svg:x2="9.3cm" svg:y2="3.3cm">
            <text:p/>
          </draw:line>
          <draw:custom-shape draw:style-name="gr17" draw:text-style-name="P15" draw:layer="layout" svg:width="0.2cm" svg:height="0.2cm" svg:x="1.2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2cm" svg:height="0.2cm" svg:x="2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2cm" svg:height="0.2cm" svg:x="4.8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2cm" svg:height="0.2cm" svg:x="5.6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2cm" svg:height="0.2cm" svg:x="8.4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2cm" svg:height="0.2cm" svg:x="9.2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3" draw:layer="layout" svg:x1="0cm" svg:y1="4.2cm" svg:x2="10.6cm" svg:y2="4.2cm">
            <text:p/>
          </draw:line>
        </draw:g>
        <draw:custom-shape draw:style-name="gr20" draw:text-style-name="P17" draw:layer="layout" svg:width="0.2cm" svg:height="0.2cm" svg:x="0.2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2cm" svg:height="0.2cm" svg:x="0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2cm" svg:height="0.2cm" svg:x="0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2cm" svg:height="0.2cm" svg:x="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11" draw:layer="layout" svg:width="0.2cm" svg:height="0.5cm" svg:x="0.2cm" svg:y="2.6cm">
            <text:p text:style-name="P10"><text:span text:style-name="T6">R</text:span></text:p>
            <draw:enhanced-geometry svg:viewBox="0 0 21600 21600" draw:type="rectangle" draw:enhanced-path="M 0 0 L 21600 0 21600 21600 0 21600 0 0 Z N"/>
          </draw:custom-shape>
          <draw:line draw:style-name="gr23" draw:text-style-name="P12" draw:layer="layout" svg:x1="0.3cm" svg:y1="2.4cm" svg:x2="0.3cm" svg:y2="2.6cm">
            <text:p/>
          </draw:line>
          <draw:line draw:style-name="gr8" draw:text-style-name="P12" draw:layer="layout" svg:x1="0.3cm" svg:y1="3.1cm" svg:x2="0.3cm" svg:y2="4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13:31:23.662414555</meta:creation-date>
    <dc:date>2016-08-13T17:42:18.933699197</dc:date>
    <meta:editing-duration>PT19M45S</meta:editing-duration>
    <meta:editing-cycles>2</meta:editing-cycles>
    <meta:generator>LibreOffice/5.1.4.2$Linux_X86_64 LibreOffice_project/10m0$Build-2</meta:generator>
    <meta:document-statistic meta:object-count="36"/>
  </office:meta>
</office:document-meta>
</file>